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09763888888889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6" table:style-name="ce5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175" table:content-validation-name="val2" table:style-name="ce24">
            <text:p>10175.00</text:p>
          </table:table-cell>
          <table:table-cell office:value-type="float" office:value="9279.7415240064165" table:content-validation-name="val1" table:style-name="ce26">
            <text:p>9279.74</text:p>
          </table:table-cell>
          <table:table-cell office:value-type="float" office:value="20778" table:content-validation-name="val2" table:style-name="ce24">
            <text:p>20778.00</text:p>
          </table:table-cell>
          <table:table-cell office:value-type="float" office:value="19642.716899391442" table:content-validation-name="val1" table:style-name="ce26">
            <text:p>19642.72</text:p>
          </table:table-cell>
          <table:table-cell office:value-type="float" office:value="14382" table:content-validation-name="val2" table:style-name="ce24">
            <text:p>14382.00</text:p>
          </table:table-cell>
          <table:table-cell office:value-type="float" office:value="13918.533340838194" table:content-validation-name="val1" table:style-name="ce26">
            <text:p>13918.53</text:p>
          </table:table-cell>
          <table:table-cell office:value-type="float" office:value="5544" table:content-validation-name="val2" table:style-name="ce24">
            <text:p>5544.00</text:p>
          </table:table-cell>
          <table:table-cell office:value-type="float" office:value="5410.4443093098034" table:content-validation-name="val1" table:style-name="ce26">
            <text:p>5410.44</text:p>
          </table:table-cell>
          <table:table-cell office:value-type="float" office:value="368" table:content-validation-name="val2" table:style-name="ce24">
            <text:p>368.00</text:p>
          </table:table-cell>
          <table:table-cell office:value-type="float" office:value="363.22162162150005" table:content-validation-name="val1" table:style-name="ce26">
            <text:p>363.22</text:p>
          </table:table-cell>
          <table:table-cell office:value-type="float" office:value="144" table:content-validation-name="val2" table:style-name="ce24">
            <text:p>144.00</text:p>
          </table:table-cell>
          <table:table-cell office:value-type="float" office:value="143.52027027039998" table:content-validation-name="val1" table:style-name="ce26">
            <text:p>143.52</text:p>
          </table:table-cell>
          <table:table-cell office:value-type="float" office:value="51391" table:style-name="ce7">
            <text:p>51,391</text:p>
          </table:table-cell>
          <table:table-cell office:value-type="float" office:value="48758" table:style-name="ce7">
            <text:p>48,758</text:p>
          </table:table-cell>
          <table:table-cell office:value-type="float" office:value="1826" table:content-validation-name="val4" table:style-name="ce30">
            <text:p>1826</text:p>
          </table:table-cell>
          <table:table-cell office:value-type="float" office:value="1680.5340540528011" table:content-validation-name="val1" table:style-name="ce28">
            <text:p>1680.53</text:p>
          </table:table-cell>
          <table:table-cell office:value-type="float" office:value="439" table:content-validation-name="val4" table:style-name="ce30">
            <text:p>439</text:p>
          </table:table-cell>
          <table:table-cell office:value-type="float" office:value="431.8918918919" table:content-validation-name="val1" table:style-name="ce28">
            <text:p>431.89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2265" table:style-name="ce7">
            <text:p>2,265</text:p>
          </table:table-cell>
          <table:table-cell office:value-type="float" office:value="2112" table:style-name="ce7">
            <text:p>2,112</text:p>
          </table:table-cell>
          <table:table-cell table:style-name="ce9"/>
          <table:table-cell office:value-type="float" office:value="53656" table:style-name="ce7">
            <text:p>53,656</text:p>
          </table:table-cell>
          <table:table-cell office:value-type="float" office:value="50871" table:style-name="ce7">
            <text:p>50,871</text:p>
          </table:table-cell>
          <table:table-cell office:value-type="currency" office:value="164008166.69" table:content-validation-name="val5" table:style-name="ce10">
            <text:p>£164,008,166.69</text:p>
          </table:table-cell>
          <table:table-cell office:value-type="currency" office:value="14214492.669999994" table:content-validation-name="val5" table:style-name="ce10">
            <text:p>£14,214,492.67</text:p>
          </table:table-cell>
          <table:table-cell office:value-type="currency" office:value="7377037.5399999991" table:content-validation-name="val5" table:style-name="ce10">
            <text:p>£7,377,037.54</text:p>
          </table:table-cell>
          <table:table-cell office:value-type="currency" office:value="1443966.8900000001" table:content-validation-name="val5" table:style-name="ce10">
            <text:p>£1,443,966.89</text:p>
          </table:table-cell>
          <table:table-cell office:value-type="currency" office:value="49202249.829999998" table:content-validation-name="val5" table:style-name="ce10">
            <text:p>£49,202,249.83</text:p>
          </table:table-cell>
          <table:table-cell office:value-type="currency" office:value="23337396.379999999" table:content-validation-name="val5" table:style-name="ce10">
            <text:p>£23,337,396.38</text:p>
          </table:table-cell>
          <table:table-cell office:value-type="currency" office:value="259583310" table:style-name="ce11">
            <text:p>£259,583,310.00</text:p>
          </table:table-cell>
          <table:table-cell office:value-type="currency" office:value="10114122.829999998" table:content-validation-name="val5" table:style-name="ce12">
            <text:p>£10,114,122.83</text:p>
          </table:table-cell>
          <table:table-cell office:value-type="currency" office:value="7602977.9600000009" table:content-validation-name="val5" table:style-name="ce12">
            <text:p>£7,602,977.96</text:p>
          </table:table-cell>
          <table:table-cell office:value-type="currency" office:value="17717100.789999999" table:style-name="ce11">
            <text:p>£17,717,100.79</text:p>
          </table:table-cell>
          <table:table-cell office:value-type="currency" office:value="277300410.79000002" table:style-name="ce13">
            <text:p>£277,300,410.79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8" table:content-validation-name="val2" table:style-name="ce24">
            <text:p>428.00</text:p>
          </table:table-cell>
          <table:table-cell office:value-type="float" office:value="331.46" table:content-validation-name="val1" table:style-name="ce26">
            <text:p>331.46</text:p>
          </table:table-cell>
          <table:table-cell office:value-type="float" office:value="329" table:content-validation-name="val2" table:style-name="ce24">
            <text:p>329.00</text:p>
          </table:table-cell>
          <table:table-cell office:value-type="float" office:value="297.43" table:content-validation-name="val1" table:style-name="ce26">
            <text:p>297.43</text:p>
          </table:table-cell>
          <table:table-cell office:value-type="float" office:value="550" table:content-validation-name="val2" table:style-name="ce24">
            <text:p>550.00</text:p>
          </table:table-cell>
          <table:table-cell office:value-type="float" office:value="528.07000000000005" table:content-validation-name="val1" table:style-name="ce26">
            <text:p>528.07</text:p>
          </table:table-cell>
          <table:table-cell office:value-type="float" office:value="111" table:content-validation-name="val2" table:style-name="ce24">
            <text:p>111.00</text:p>
          </table:table-cell>
          <table:table-cell office:value-type="float" office:value="108.13" table:content-validation-name="val1" table:style-name="ce26">
            <text:p>108.13</text:p>
          </table:table-cell>
          <table:table-cell office:value-type="float" office:value="8" table:content-validation-name="val2" table:style-name="ce24">
            <text:p>8.00</text:p>
          </table:table-cell>
          <table:table-cell office:value-type="float" office:value="7.8" table:content-validation-name="val1" table:style-name="ce26">
            <text:p>7.80</text:p>
          </table:table-cell>
          <table:table-cell office:value-type="float" office:value="0" table:content-validation-name="val2" table:style-name="ce24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426" table:style-name="ce7">
            <text:p>1,426</text:p>
          </table:table-cell>
          <table:table-cell office:value-type="float" office:value="1273" table:style-name="ce7">
            <text:p>1,27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0" table:content-validation-name="val1" table:style-name="ce28">
            <text:p>10.00</text:p>
          </table:table-cell>
          <table:table-cell office:value-type="float" office:value="10" table:content-validation-name="val3" table:style-name="ce32">
            <text:p>10.0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style-name="ce9"/>
          <table:table-cell office:value-type="float" office:value="1436" table:style-name="ce7">
            <text:p>1,436</text:p>
          </table:table-cell>
          <table:table-cell office:value-type="float" office:value="1283" table:style-name="ce7">
            <text:p>1,283</text:p>
          </table:table-cell>
          <table:table-cell office:value-type="currency" office:value="4304956.2100000009" table:content-validation-name="val5" table:style-name="ce10">
            <text:p>£4,304,956.21</text:p>
          </table:table-cell>
          <table:table-cell office:value-type="currency" office:value="14855.74" table:content-validation-name="val5" table:style-name="ce10">
            <text:p>£14,855.7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46957.29" table:content-validation-name="val5" table:style-name="ce10">
            <text:p>£146,957.29</text:p>
          </table:table-cell>
          <table:table-cell office:value-type="currency" office:value="1121365.75" table:content-validation-name="val5" table:style-name="ce10">
            <text:p>£1,121,365.75</text:p>
          </table:table-cell>
          <table:table-cell office:value-type="currency" office:value="552195.6" table:content-validation-name="val5" table:style-name="ce10">
            <text:p>£552,195.60</text:p>
          </table:table-cell>
          <table:table-cell office:value-type="currency" office:value="6140330.5899999999" table:style-name="ce11">
            <text:p>£6,140,330.59</text:p>
          </table:table-cell>
          <table:table-cell office:value-type="currency" office:value="211242.51" table:content-validation-name="val5" table:style-name="ce12">
            <text:p>£211,242.51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211242.51" table:style-name="ce11">
            <text:p>£211,242.51</text:p>
          </table:table-cell>
          <table:table-cell office:value-type="currency" office:value="6351573.0999999996" table:style-name="ce13">
            <text:p>£6,351,573.1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5" table:content-validation-name="val2" table:style-name="ce24">
            <text:p>35.00</text:p>
          </table:table-cell>
          <table:table-cell office:value-type="float" office:value="34.08" table:content-validation-name="val1" table:style-name="ce26">
            <text:p>34.08</text:p>
          </table:table-cell>
          <table:table-cell office:value-type="float" office:value="149" table:content-validation-name="val2" table:style-name="ce24">
            <text:p>149.00</text:p>
          </table:table-cell>
          <table:table-cell office:value-type="float" office:value="142.88999999999999" table:content-validation-name="val1" table:style-name="ce26">
            <text:p>142.89</text:p>
          </table:table-cell>
          <table:table-cell office:value-type="float" office:value="658" table:content-validation-name="val2" table:style-name="ce24">
            <text:p>658.00</text:p>
          </table:table-cell>
          <table:table-cell office:value-type="float" office:value="629.25" table:content-validation-name="val1" table:style-name="ce26">
            <text:p>629.25</text:p>
          </table:table-cell>
          <table:table-cell office:value-type="float" office:value="112" table:content-validation-name="val2" table:style-name="ce24">
            <text:p>112.00</text:p>
          </table:table-cell>
          <table:table-cell office:value-type="float" office:value="109.91" table:content-validation-name="val1" table:style-name="ce26">
            <text:p>109.91</text:p>
          </table:table-cell>
          <table:table-cell office:value-type="float" office:value="13" table:content-validation-name="val2" table:style-name="ce24">
            <text:p>13.00</text:p>
          </table:table-cell>
          <table:table-cell office:value-type="float" office:value="13" table:content-validation-name="val1" table:style-name="ce26">
            <text:p>13.00</text:p>
          </table:table-cell>
          <table:table-cell office:value-type="float" office:value="1" table:content-validation-name="val2" table:style-name="ce24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68" table:style-name="ce7">
            <text:p>968</text:p>
          </table:table-cell>
          <table:table-cell office:value-type="float" office:value="930" table:style-name="ce7">
            <text:p>93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2" table:content-validation-name="val1" table:style-name="ce28">
            <text:p>2.00</text:p>
          </table:table-cell>
          <table:table-cell office:value-type="float" office:value="2" table:content-validation-name="val3" table:style-name="ce32">
            <text:p>2.0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style-name="ce9"/>
          <table:table-cell office:value-type="float" office:value="971" table:style-name="ce7">
            <text:p>971</text:p>
          </table:table-cell>
          <table:table-cell office:value-type="float" office:value="933" table:style-name="ce7">
            <text:p>933</text:p>
          </table:table-cell>
          <table:table-cell office:value-type="currency" office:value="3993630" table:content-validation-name="val5" table:style-name="ce10">
            <text:p>£3,993,630.00</text:p>
          </table:table-cell>
          <table:table-cell office:value-type="currency" office:value="143608" table:content-validation-name="val5" table:style-name="ce10">
            <text:p>£143,608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3684" table:content-validation-name="val5" table:style-name="ce10">
            <text:p>£13,684.00</text:p>
          </table:table-cell>
          <table:table-cell office:value-type="currency" office:value="1136541" table:content-validation-name="val5" table:style-name="ce10">
            <text:p>£1,136,541.00</text:p>
          </table:table-cell>
          <table:table-cell office:value-type="currency" office:value="581213" table:content-validation-name="val5" table:style-name="ce10">
            <text:p>£581,213.00</text:p>
          </table:table-cell>
          <table:table-cell office:value-type="currency" office:value="5868676" table:style-name="ce11">
            <text:p>£5,868,676.00</text:p>
          </table:table-cell>
          <table:table-cell office:value-type="currency" office:value="15731" table:content-validation-name="val5" table:style-name="ce12">
            <text:p>£15,731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5731" table:style-name="ce11">
            <text:p>£15,731.00</text:p>
          </table:table-cell>
          <table:table-cell office:value-type="currency" office:value="5884407" table:style-name="ce13">
            <text:p>£5,884,407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6" table:style-name="ce16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11" table:content-validation-name="val2" table:style-name="ce34">
            <text:p>11.00</text:p>
          </table:table-cell>
          <table:table-cell office:value-type="float" office:value="10.220000000000001" table:content-validation-name="val1" table:style-name="ce34">
            <text:p>10.22</text:p>
          </table:table-cell>
          <table:table-cell office:value-type="float" office:value="12" table:content-validation-name="val2" table:style-name="ce34">
            <text:p>12.00</text:p>
          </table:table-cell>
          <table:table-cell office:value-type="float" office:value="11.5" table:content-validation-name="val1" table:style-name="ce34">
            <text:p>11.50</text:p>
          </table:table-cell>
          <table:table-cell office:value-type="float" office:value="43" table:content-validation-name="val2" table:style-name="ce34">
            <text:p>43.00</text:p>
          </table:table-cell>
          <table:table-cell office:value-type="float" office:value="4.58" table:content-validation-name="val1" table:style-name="ce34">
            <text:p>4.58</text:p>
          </table:table-cell>
          <table:table-cell office:value-type="float" office:value="11" table:content-validation-name="val2" table:style-name="ce34">
            <text:p>11.00</text:p>
          </table:table-cell>
          <table:table-cell office:value-type="float" office:value="11" table:content-validation-name="val1" table:style-name="ce34">
            <text:p>11.00</text:p>
          </table:table-cell>
          <table:table-cell office:value-type="float" office:value="2" table:content-validation-name="val2" table:style-name="ce34">
            <text:p>2.00</text:p>
          </table:table-cell>
          <table:table-cell office:value-type="float" office:value="2" table:content-validation-name="val1" table:style-name="ce34">
            <text:p>2.00</text:p>
          </table:table-cell>
          <table:table-cell office:value-type="float" office:value="0.6" table:content-validation-name="val2" table:style-name="ce34">
            <text:p>0.60</text:p>
          </table:table-cell>
          <table:table-cell office:value-type="float" office:value="0.6" table:content-validation-name="val1" table:style-name="ce34">
            <text:p>0.60</text:p>
          </table:table-cell>
          <table:table-cell office:value-type="float" office:value="80" table:style-name="ce7">
            <text:p>80</text:p>
          </table:table-cell>
          <table:table-cell office:value-type="float" office:value="40" table:style-name="ce7">
            <text:p>4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.6" table:content-validation-name="val1" table:style-name="ce29">
            <text:p>0.6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9"/>
          <table:table-cell office:value-type="float" office:value="80" table:style-name="ce7">
            <text:p>80</text:p>
          </table:table-cell>
          <table:table-cell office:value-type="float" office:value="40" table:style-name="ce7">
            <text:p>40</text:p>
          </table:table-cell>
          <table:table-cell office:value-type="currency" office:value="333420.03000000003" table:content-validation-name="val5" table:style-name="ce10">
            <text:p>£333,420.0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6546.11" table:content-validation-name="val5" table:style-name="ce10">
            <text:p>£96,546.11</text:p>
          </table:table-cell>
          <table:table-cell office:value-type="currency" office:value="45673.14" table:content-validation-name="val5" table:style-name="ce10">
            <text:p>£45,673.14</text:p>
          </table:table-cell>
          <table:table-cell office:value-type="currency" office:value="475639.28" table:style-name="ce11">
            <text:p>£475,639.28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75639.28" table:style-name="ce11">
            <text:p>£475,639.28</text:p>
          </table:table-cell>
          <table:table-cell table:style-name="ce16"/>
          <table:table-cell table:number-columns-repeated="9" table:style-name="ce21"/>
          <table:table-cell table:number-columns-repeated="16333" table:style-name="ce22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content-validation-name="val2" table:style-name="ce24">
            <text:p>94.00</text:p>
          </table:table-cell>
          <table:table-cell office:value-type="float" office:value="88.1" table:content-validation-name="val1" table:style-name="ce26">
            <text:p>88.10</text:p>
          </table:table-cell>
          <table:table-cell office:value-type="float" office:value="108" table:content-validation-name="val2" table:style-name="ce24">
            <text:p>108.00</text:p>
          </table:table-cell>
          <table:table-cell office:value-type="float" office:value="106.39" table:content-validation-name="val1" table:style-name="ce26">
            <text:p>106.39</text:p>
          </table:table-cell>
          <table:table-cell office:value-type="float" office:value="120" table:content-validation-name="val2" table:style-name="ce24">
            <text:p>120.00</text:p>
          </table:table-cell>
          <table:table-cell office:value-type="float" office:value="118.71" table:content-validation-name="val1" table:style-name="ce26">
            <text:p>118.71</text:p>
          </table:table-cell>
          <table:table-cell office:value-type="float" office:value="32" table:content-validation-name="val2" table:style-name="ce24">
            <text:p>32.00</text:p>
          </table:table-cell>
          <table:table-cell office:value-type="float" office:value="31.8" table:content-validation-name="val1" table:style-name="ce26">
            <text:p>31.80</text:p>
          </table:table-cell>
          <table:table-cell office:value-type="float" office:value="6" table:content-validation-name="val2" table:style-name="ce24">
            <text:p>6.00</text:p>
          </table:table-cell>
          <table:table-cell office:value-type="float" office:value="6" table:content-validation-name="val1" table:style-name="ce26">
            <text:p>6.00</text:p>
          </table:table-cell>
          <table:table-cell office:value-type="float" office:value="9" table:content-validation-name="val2" table:style-name="ce24">
            <text:p>9.00</text:p>
          </table:table-cell>
          <table:table-cell office:value-type="float" office:value="1.1100000000000001" table:content-validation-name="val1" table:style-name="ce26">
            <text:p>1.11</text:p>
          </table:table-cell>
          <table:table-cell office:value-type="float" office:value="369" table:style-name="ce7">
            <text:p>369</text:p>
          </table:table-cell>
          <table:table-cell office:value-type="float" office:value="352" table:style-name="ce7">
            <text:p>352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69" table:style-name="ce7">
            <text:p>369</text:p>
          </table:table-cell>
          <table:table-cell office:value-type="float" office:value="352" table:style-name="ce7">
            <text:p>352</text:p>
          </table:table-cell>
          <table:table-cell office:value-type="currency" office:value="1207429.3600000001" table:content-validation-name="val5" table:style-name="ce10">
            <text:p>£1,207,429.36</text:p>
          </table:table-cell>
          <table:table-cell office:value-type="currency" office:value="17698.650000000001" table:content-validation-name="val5" table:style-name="ce10">
            <text:p>£17,698.65</text:p>
          </table:table-cell>
          <table:table-cell office:value-type="currency" office:value="500" table:content-validation-name="val5" table:style-name="ce10">
            <text:p>£500.00</text:p>
          </table:table-cell>
          <table:table-cell office:value-type="currency" office:value="1984.52" table:content-validation-name="val5" table:style-name="ce10">
            <text:p>£1,984.52</text:p>
          </table:table-cell>
          <table:table-cell office:value-type="currency" office:value="332785.15999999997" table:content-validation-name="val5" table:style-name="ce10">
            <text:p>£332,785.16</text:p>
          </table:table-cell>
          <table:table-cell office:value-type="currency" office:value="161110.79999999999" table:content-validation-name="val5" table:style-name="ce10">
            <text:p>£161,110.80</text:p>
          </table:table-cell>
          <table:table-cell office:value-type="currency" office:value="1721508.49" table:style-name="ce11">
            <text:p>£1,721,508.49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721508.49" table:style-name="ce13">
            <text:p>£1,721,508.49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5">
            <text:p>7.00</text:p>
          </table:table-cell>
          <table:table-cell office:value-type="float" office:value="6" table:content-validation-name="val1" table:style-name="ce27">
            <text:p>6.00</text:p>
          </table:table-cell>
          <table:table-cell office:value-type="float" office:value="11" table:content-validation-name="val2" table:style-name="ce25">
            <text:p>11.00</text:p>
          </table:table-cell>
          <table:table-cell office:value-type="float" office:value="9.6" table:content-validation-name="val1" table:style-name="ce27">
            <text:p>9.60</text:p>
          </table:table-cell>
          <table:table-cell office:value-type="float" office:value="83" table:content-validation-name="val2" table:style-name="ce25">
            <text:p>83.00</text:p>
          </table:table-cell>
          <table:table-cell office:value-type="float" office:value="80.12" table:content-validation-name="val1" table:style-name="ce27">
            <text:p>80.12</text:p>
          </table:table-cell>
          <table:table-cell office:value-type="float" office:value="9" table:content-validation-name="val2" table:style-name="ce25">
            <text:p>9.00</text:p>
          </table:table-cell>
          <table:table-cell office:value-type="float" office:value="8.6199999999999992" table:content-validation-name="val1" table:style-name="ce27">
            <text:p>8.62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4" table:content-validation-name="val1" table:style-name="ce27">
            <text:p>4.00</text:p>
          </table:table-cell>
          <table:table-cell office:value-type="float" office:value="0" table:content-validation-name="val2" table:style-name="ce25">
            <text:p>0.00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114" table:style-name="ce7">
            <text:p>114</text:p>
          </table:table-cell>
          <table:table-cell office:value-type="float" office:value="108" table:style-name="ce7">
            <text:p>108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4" table:style-name="ce7">
            <text:p>114</text:p>
          </table:table-cell>
          <table:table-cell office:value-type="float" office:value="108" table:style-name="ce7">
            <text:p>108</text:p>
          </table:table-cell>
          <table:table-cell office:value-type="currency" office:value="350894.93999999994" table:content-validation-name="val5" table:style-name="ce20">
            <text:p>£350,894.94</text:p>
          </table:table-cell>
          <table:table-cell office:value-type="currency" office:value="4954.239999999998" table:content-validation-name="val5" table:style-name="ce20">
            <text:p>£4,954.24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94973.439999999944" table:content-validation-name="val5" table:style-name="ce20">
            <text:p>£94,973.44</text:p>
          </table:table-cell>
          <table:table-cell office:value-type="currency" office:value="47177.770000000004" table:content-validation-name="val5" table:style-name="ce20">
            <text:p>£47,177.77</text:p>
          </table:table-cell>
          <table:table-cell office:value-type="currency" office:value="498000.39" table:style-name="ce11">
            <text:p>£498,000.39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98000.39" table:style-name="ce13">
            <text:p>£498,000.39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6343" table:style-name="ce15"/>
        </table:table-row>
        <table:table-row table:number-rows-repeated="4"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0" table:style-name="ce15"/>
          <table:table-cell table:number-columns-repeated="16333" table:style-name="ce1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/>
    <dc:creator/>
    <meta:creation-date>2026-02-19T19:43:10Z</meta:creation-date>
    <dc:date>2026-02-19T19:43:24Z</dc:date>
  </office:meta>
</office:document-meta>
</file>